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4" svg:font-family="'Segoe UI'" style:font-adornments="Regular"/>
    <style:font-face style:name="Arial" svg:font-family="Arial" style:font-adornments="Regular" style:font-family-generic="swiss"/>
    <style:font-face style:name="Segoe UI3" svg:font-family="'Segoe UI'" style:font-family-generic="swiss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pr1" style:family="presentation" style:parent-style-name="worship_25_20basic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.635cm" fo:margin-right="0cm" fo:margin-top="0cm" fo:margin-bottom="0cm" fo:text-indent="-0.635cm" style:text-autospace="none"/>
    </style:style>
    <style:style style:name="P3" style:family="paragraph">
      <style:paragraph-properties fo:margin-left="0.635cm" fo:margin-right="0cm" fo:margin-top="0cm" fo:margin-bottom="0cm" fo:text-indent="0cm" style:text-autospace="none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.635cm" fo:margin-right="0cm" fo:margin-top="0cm" fo:margin-bottom="0cm" fo:text-indent="-0.635cm" style:text-autospace="none"/>
      <style:text-properties fo:font-size="26pt"/>
    </style:style>
    <style:style style:name="P7" style:family="paragraph">
      <style:paragraph-properties fo:margin-left="0.635cm" fo:margin-right="0cm" fo:margin-top="0cm" fo:margin-bottom="0cm" fo:text-indent="0cm" style:text-autospace="none"/>
      <style:text-properties fo:font-size="26pt"/>
    </style:style>
    <style:style style:name="P8" style:family="paragraph">
      <loext:graphic-properties draw:fill="none" draw:fill-color="#ffffff"/>
      <style:paragraph-properties fo:margin-left="0.635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635cm" fo:margin-right="0cm" fo:margin-top="0cm" fo:margin-bottom="0cm" fo:text-indent="-0.475cm" style:text-autospace="none"/>
    </style:style>
    <style:style style:name="P11" style:family="paragraph">
      <loext:graphic-properties draw:fill="none" draw:fill-color="#ffffff"/>
      <style:paragraph-properties fo:margin-left="0.635cm" fo:margin-right="0cm" fo:margin-top="0cm" fo:margin-bottom="0cm" fo:text-align="start" fo:text-indent="-0.635cm" style:text-autospace="none"/>
      <style:text-properties fo:color="#ffffff" style:font-name="Segoe UI" fo:font-size="26pt" fo:text-shadow="1pt 1pt" style:font-size-asian="26pt" style:font-size-complex="26pt"/>
    </style:style>
    <style:style style:name="P12" style:family="paragraph">
      <style:paragraph-properties fo:margin-left="0.635cm" fo:margin-right="0cm" fo:margin-top="0cm" fo:margin-bottom="0cm" fo:text-indent="-0.635cm" style:text-autospace="none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paragraph-properties fo:margin-left="0.635cm" fo:margin-right="0cm" fo:margin-top="0cm" fo:margin-bottom="0cm" fo:text-align="start" fo:text-indent="-0.635cm" style:text-autospace="none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6pt" fo:text-shadow="1pt 1pt" style:font-size-asian="26pt" style:font-size-complex="26pt"/>
    </style:style>
    <style:style style:name="T3" style:family="text">
      <style:text-properties fo:color="#ffffff" style:font-name="Segoe UI" fo:font-size="26pt" fo:font-style="italic" fo:text-shadow="1pt 1pt" style:font-size-asian="26pt" style:font-style-asian="italic" style:font-size-complex="26pt" style:font-style-complex="italic"/>
    </style:style>
    <style:style style:name="T4" style:family="text">
      <style:text-properties fo:color="#ffffff" style:font-name="Segoe UI" fo:font-size="32pt" fo:font-style="normal" fo:text-shadow="1pt 1pt" fo:font-weight="normal" style:font-name-asian="Segoe UI2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T5" style:family="text">
      <style:text-properties fo:color="#ffd320" style:font-name="Segoe UI4" fo:font-size="32pt" fo:font-style="normal" fo:text-shadow="1pt 1pt" fo:font-weight="normal" style:font-name-asian="Segoe UI4" style:font-size-asian="32pt" style:font-style-asian="normal" style:font-weight-asian="normal" style:font-name-complex="Segoe UI4" style:font-size-complex="32pt" style:font-style-complex="normal" style:font-weight-complex="normal"/>
    </style:style>
    <style:style style:name="T6" style:family="text">
      <style:text-properties fo:color="#ffffff" style:font-name="Segoe UI" fo:font-size="32pt" fo:font-style="normal" fo:text-shadow="1pt 1pt" fo:font-weight="normal" style:font-name-asian="Segoe UI4" style:font-size-asian="32pt" style:font-style-asian="normal" style:font-weight-asian="normal" style:font-name-complex="Segoe UI4" style:font-size-complex="32pt" style:font-style-complex="normal" style:font-weight-complex="normal"/>
    </style:style>
    <style:style style:name="T7" style:family="text">
      <style:text-properties fo:color="#ffd320" style:font-name="Arial" fo:font-size="32pt" fo:font-style="normal" fo:text-shadow="1pt 1pt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8" style:family="text">
      <style:text-properties fo:color="#ffffff" style:font-name="Segoe UI" fo:font-size="32pt" fo:font-style="normal" fo:text-shadow="1pt 1pt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9" style:family="text">
      <style:text-properties fo:color="#ffffff" style:font-name="Segoe UI" fo:font-size="31pt" fo:font-style="normal" fo:text-shadow="1pt 1pt" fo:font-weight="normal" style:font-name-asian="Segoe UI2" style:font-size-asian="31pt" style:font-style-asian="normal" style:font-weight-asian="normal" style:font-name-complex="Segoe UI2" style:font-size-complex="3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orship_25_20basic" presentation:presentation-page-layout-name="AL1T0">
        <draw:frame draw:style-name="gr1" draw:text-style-name="P4" draw:layer="layout" svg:width="25.146cm" svg:height="7.478cm" svg:x="0.803cm" svg:y="0.343cm">
          <draw:text-box>
            <text:p text:style-name="P1"><text:span text:style-name="T1">Benedictus</text:span><text:span text:style-name="T2"> </text:span><text:span text:style-name="T3">LSB p.226</text:span></text:p>
            <text:p text:style-name="P2"><text:span text:style-name="T4">C: </text:span><text:span text:style-name="T5">♫</text:span><text:span text:style-name="T6"> </text:span><text:span text:style-name="T4">Blessed be the Lord God of Israel;</text:span></text:p>
            <text:p text:style-name="P3"><text:span text:style-name="T4"><text:s text:c="2"/></text:span><text:span text:style-name="T4">for He has visited and redeemed His people</text:span></text:p>
            <text:p text:style-name="P3"><text:span text:style-name="T4"><text:s text:c="2"/></text:span><text:span text:style-name="T4">and has raised up a horn of salvation for us</text:span></text:p>
            <text:p text:style-name="P3"><text:span text:style-name="T4"><text:s text:c="2"/></text:span><text:span text:style-name="T4">in the house of His servant Davi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orship_25_20basic">
        <draw:frame draw:style-name="gr3" draw:text-style-name="P8" draw:layer="layout" svg:width="25.146cm" svg:height="8.128cm" svg:x="1.524cm" svg:y="0.508cm">
          <draw:text-box>
            <text:p text:style-name="P6"><text:span text:style-name="T7">♫</text:span><text:span text:style-name="T8"> </text:span><text:span text:style-name="T4">as He spoke by the mouth of His holy </text:span></text:p>
            <text:p text:style-name="P7"><text:span text:style-name="T4"><text:s text:c="4"/></text:span><text:span text:style-name="T4">prophets,</text:span></text:p>
            <text:p text:style-name="P6"><text:span text:style-name="T4">who have been since the world began:</text:span></text:p>
            <text:p text:style-name="P6"><text:span text:style-name="T4">that we should be saved from our enemies</text:span></text:p>
            <text:p text:style-name="P6"><text:span text:style-name="T4">and from the hand of all who hate u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orship_25_20basic">
        <draw:frame draw:style-name="gr4" draw:text-style-name="P8" draw:layer="layout" svg:width="25.4cm" svg:height="6.604cm" svg:x="1.524cm" svg:y="0.254cm">
          <draw:text-box>
            <text:p text:style-name="P2"><text:span text:style-name="T5">♫</text:span><text:span text:style-name="T6"> </text:span><text:span text:style-name="T4">to perform the mercy promised to our fathers</text:span></text:p>
            <text:p text:style-name="P2"><text:span text:style-name="T4">and to remember His holy covenant,</text:span></text:p>
            <text:p text:style-name="P2"><text:span text:style-name="T4">the oath that He swore to our father Abraham,</text:span></text:p>
            <text:p text:style-name="P2"><text:span text:style-name="T4">to grant us that w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orship_25_20basic">
        <draw:frame draw:style-name="gr5" draw:text-style-name="P8" draw:layer="layout" svg:width="25.654cm" svg:height="6.858cm" svg:x="1.016cm" svg:y="0.508cm">
          <draw:text-box>
            <text:p text:style-name="P2"><text:span text:style-name="T5">♫</text:span><text:span text:style-name="T6"> </text:span><text:span text:style-name="T4">being delivered from the hand of our enemies,</text:span></text:p>
            <text:p text:style-name="P2"><text:span text:style-name="T4">might serve Him without fear, in holiness and</text:span></text:p>
            <text:p text:style-name="P2"><text:span text:style-name="T4">righteousness before Him</text:span></text:p>
            <text:p text:style-name="P2"><text:span text:style-name="T4">all the days of our lif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orship_25_20basic">
        <draw:frame draw:style-name="gr6" draw:text-style-name="P11" draw:layer="layout" svg:width="25.654cm" svg:height="7.939cm" svg:x="1.016cm" svg:y="0.443cm">
          <draw:text-box>
            <text:p text:style-name="P2"><text:span text:style-name="T5">♫</text:span><text:span text:style-name="T6"> </text:span><text:span text:style-name="T4">And you, child, will be called the prophet of <text:s/></text:span></text:p>
            <text:p text:style-name="P2"><text:span text:style-name="T4"><text:s text:c="5"/></text:span><text:span text:style-name="T4">the Most High,</text:span></text:p>
            <text:p text:style-name="P2"><text:span text:style-name="T9">for you will go before the Lord to prepare His ways;</text:span></text:p>
            <text:p text:style-name="P2"><text:span text:style-name="T4">to give knowledge of salvation to His people</text:span></text:p>
            <text:p text:style-name="P10"><text:span text:style-name="T4">in the forgiveness of their sin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orship_25_20basic">
        <draw:frame draw:style-name="gr6" draw:text-style-name="P11" draw:layer="layout" svg:width="25.654cm" svg:height="7.939cm" svg:x="1.27cm" svg:y="0.443cm">
          <draw:text-box>
            <text:p text:style-name="P2"><text:span text:style-name="T5">♫</text:span><text:span text:style-name="T6"> </text:span><text:span text:style-name="T4">through the tender mercy of our God;</text:span></text:p>
            <text:p text:style-name="P2"><text:span text:style-name="T4">when the day shall dawn upon us from on high</text:span></text:p>
            <text:p text:style-name="P2"><text:span text:style-name="T4">to give light to those who sit in darkness and the <text:s/></text:span></text:p>
            <text:p text:style-name="P2"><text:span text:style-name="T4"><text:s text:c="5"/></text:span><text:span text:style-name="T4">shadow of death,</text:span></text:p>
            <text:p text:style-name="P2"><text:span text:style-name="T4">to guide our feet into the way of pe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orship_25_20basic">
        <draw:frame draw:style-name="gr7" draw:text-style-name="P14" draw:layer="layout" svg:width="25.654cm" svg:height="6.263cm" svg:x="1.161cm" svg:y="0.443cm">
          <draw:text-box>
            <text:p text:style-name="P12"><text:span text:style-name="T5">♫</text:span><text:span text:style-name="T6"> </text:span><text:span text:style-name="T4">Glory be to the Father and to the Son and to <text:s/></text:span></text:p>
            <text:p text:style-name="P12"><text:span text:style-name="T4"><text:s text:c="5"/></text:span><text:span text:style-name="T4">the Holy Spirit;</text:span></text:p>
            <text:p text:style-name="P12"><text:span text:style-name="T4">as it was in the beginning,</text:span></text:p>
            <text:p text:style-name="P13"><text:span text:style-name="T4">is now, and will be forever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4" svg:font-family="'Segoe UI'" style:font-adornments="Regular"/>
    <style:font-face style:name="Arial" svg:font-family="Arial" style:font-adornments="Regular" style:font-family-generic="swiss"/>
    <style:font-face style:name="Segoe UI3" svg:font-family="'Segoe UI'" style:font-family-generic="swiss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5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orship_25_20basic-background" style:display-name="worship%20basic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1T23:41:55.079000000</meta:creation-date>
    <dc:title>worship basic</dc:title>
    <meta:editing-duration>PT5M59S</meta:editing-duration>
    <meta:editing-cycles>4</meta:editing-cycles>
    <meta:generator>LibreOffice/5.0.3.2$Windows_x86 LibreOffice_project/e5f16313668ac592c1bfb310f4390624e3dbfb75</meta:generator>
    <dc:date>2015-12-12T00:41:10.004000000</dc:date>
    <dc:creator>Arthur Hoch</dc:creator>
    <meta:document-statistic meta:object-count="42"/>
    <meta:template xlink:type="simple" xlink:actuate="onRequest" xlink:title="worship basic" xlink:href="file:///C:/Users/Art/AppData/Roaming/LibreOffice/4/user/template/WORSHIP/worship%20basic.otp" meta:date="2015-12-11T23:41:54.988000000"/>
  </office:meta>
</office:document-meta>
</file>